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</office:font-face-decls>
  <office:automatic-styles>
    <style:style style:name="P1" style:family="paragraph" style:parent-style-name="Normalny">
      <style:text-properties fo:font-size="14pt" fo:font-weight="bold" style:font-size-asian="14pt" style:font-weight-asian="bold"/>
    </style:style>
    <style:style style:name="P2" style:family="paragraph" style:parent-style-name="Normalny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Normalny">
      <style:text-properties fo:font-weight="bold" style:font-weight-asian="bold"/>
    </style:style>
    <style:style style:name="P4" style:family="paragraph" style:parent-style-name="Normalny">
      <style:text-properties fo:font-weight="bold" officeooo:rsid="000817b6" officeooo:paragraph-rsid="000817b6" style:font-weight-asian="bold" style:font-weight-complex="bold"/>
    </style:style>
    <style:style style:name="P5" style:family="paragraph" style:parent-style-name="Akapit_20_z_20_listą" style:list-style-name="L1"/>
    <style:style style:name="P6" style:family="paragraph" style:parent-style-name="Akapit_20_z_20_listą" style:list-style-name="L2"/>
    <style:style style:name="P7" style:family="paragraph" style:parent-style-name="Akapit_20_z_20_listą" style:list-style-name="L3"/>
    <style:style style:name="P8" style:family="paragraph" style:parent-style-name="Normalny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/>
    </style:style>
    <style:style style:name="P9" style:family="paragraph" style:parent-style-name="Normalny">
      <style:text-properties officeooo:paragraph-rsid="0009f11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f117" style:font-weight-asian="bold"/>
    </style:style>
    <style:style style:name="T3" style:family="text">
      <style:text-properties fo:text-transform="uppercase"/>
    </style:style>
    <style:style style:name="T4" style:family="text">
      <style:text-properties officeooo:rsid="0005f2a4"/>
    </style:style>
    <style:style style:name="T5" style:family="text">
      <style:text-properties officeooo:rsid="0006ca3b"/>
    </style:style>
    <style:style style:name="T6" style:family="text">
      <style:text-properties officeooo:rsid="0009d5c9"/>
    </style:style>
    <style:style style:name="T7" style:family="text">
      <style:text-properties officeooo:rsid="0009f11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owanie sieciowe</text:p>
      <text:p text:style-name="P2">Instrukcja do laboratorium - LAB 09</text:p>
      <text:p text:style-name="P2"/>
      <text:p text:style-name="P2">IOCTL</text:p>
      <text:p text:style-name="Normalny"><text:span text:style-name="Domyślna_20_czcionka_20_akapitu"><text:span text:style-name="T1">Zadanie 1. </text:span></text:span>Program if_index.c służy do demonstracji działania funkcji ioctl(). </text:p>
      <text:p text:style-name="P4">Uwaga: eksperymenty z programem if_index.c przeprowadzać na interfejsie, który nie jest używany przez sesję ssh (zdalny dostęp)</text:p>
      <text:list xml:id="list2419398741" text:style-name="L1">
        <text:list-item>
          <text:p text:style-name="P5">Przeanalizować kod, skompilować program</text:p>
        </text:list-item>
        <text:list-item>
          <text:p text:style-name="P5">Uruchomić program, znaleźć indeks i adres MAC interfejsu Ethernet (domyślnie eth0) – zweryfikować odczyt adresu MAC poleceniem ip</text:p>
        </text:list-item>
        <text:list-item>
          <text:p text:style-name="P5">Zmienić adres MAC interfejsu eth0 <text:s/>– zweryfikować zmianę adresu MAC poleceniem ip</text:p>
        </text:list-item>
        <text:list-item>
          <text:p text:style-name="P5">Przywrócić oryginalny adres MAC interfejsu (UWAGA: Nieprzywrócenie poprzedniego adresu może skutkować utratą połączenia sieciowego na danym interfejsie)</text:p>
        </text:list-item>
        <text:list-item>
          <text:p text:style-name="P5">Dołożyć możliwość przestawienia interfejsu w tryb PROMISCUS (w zależności od parametru wejściowego programu ustawić lub wyzerować flagę IFF_PROMISC (&lt;net/if.h&gt;) na interfejsie). <text:line-break/><text:span text:style-name="Domyślna_20_czcionka_20_akapitu"><text:span text:style-name="T1">Uwaga !!!</text:span></text:span>: ustawiając flagę IFF_PROMISC <text:span text:style-name="Domyślna_20_czcionka_20_akapitu"><text:span text:style-name="T1">nie zmieniać stanu pozostałych flag </text:span></text:span><text:s/>– np. zmiana flagi IFF_RUNNING wyłączy interfejs i zablokuje sieć w komputerze. </text:p>
        </text:list-item>
      </text:list>
      <text:p text:style-name="Normalny"/>
      <text:p text:style-name="P2">PF_PACKET</text:p>
      <text:p text:style-name="Normalny"><text:span text:style-name="Domyślna_20_czcionka_20_akapitu"><text:span text:style-name="T1">Zadanie 2. W grupach dwuosobowych. Programy muszą być wykonywane pomiędzy dwoma maszynami fizycznymi lub wirtualnymi znajdującymi się w jednej sieci. </text:span></text:span>Programy pf_packet_snd_v1.c i pf_packet_rcv_v2.c realizują przesyłanie pakietów w warstwie kanałowej dla protokołu sieciowego o id=0x0801</text:p>
      <text:list xml:id="list1080726715" text:style-name="L2">
        <text:list-item>
          <text:p text:style-name="P6">Przeanalizować kod, zmienić w kodzie nazwę interfejsu sieciowego, po którym będą przesyłane pakiety (aktywna funkcja bind())</text:p>
        </text:list-item>
        <text:list-item>
          <text:p text:style-name="P6">Wysłać i odebrać pakiet na adresie unicast pomiędzy komputerami – Uwaga: należy uaktualnić w kodzie adres MAC komputera docelowego lub skorzystać z programu pf_packed_snd_v2.c</text:p>
        </text:list-item>
        <text:list-item>
          <text:p text:style-name="P6">Wysłać i odebrać pakiet na adresie broadcast</text:p>
        </text:list-item>
        <text:list-item>
          <text:p text:style-name="P6"><text:soft-page-break/>Wysłać i odebrać pakiet na adresie multicast (skorzystać z dostępnej grupy multicastowej w warstwie kanałowej – ip maddr show)</text:p>
        </text:list-item>
        <text:list-item>
          <text:p text:style-name="P6">Podglądnąć stan gniazd typu PACKET komendą: ss <text:s/>-n -a -0 -p</text:p>
        </text:list-item>
        <text:list-item>
          <text:p text:style-name="P6">Przerobić program odbierający w ten sposób, aby używał gniazda typu SOCK_DGRAM zamiast SOCK_RAW? Jakie informacje wyświetlane przez program będą dla niego niedostępne po dokonaniu zmian? Dlaczego adresy MAC są niepoprawne? <text:span text:style-name="T5">Przerobić program tak, aby wyświetlał poprawnie wszystkie informacje. </text:span></text:p>
        </text:list-item>
        <text:list-item>
          <text:p text:style-name="P6">Przesłać strukturę danych pomiędzy komputerami: np. strukturę adresową z adresami IPv6 interfejsu (sockaddr_in6). Zwrócić uwagę na sieciową kolejność bajtów. <text:span text:style-name="T6">Wyświetlić zawartość przesłanej struktury po stronie wysyłającej i odbierającej.</text:span></text:p>
        </text:list-item>
      </text:list>
      <text:p text:style-name="P3"/>
      <text:p text:style-name="Normalny"><text:span text:style-name="Domyślna_20_czcionka_20_akapitu"><text:span text:style-name="T1">Zadanie 3. </text:span></text:span>Program pf_packet_rcv_v3.c realizuje przechwytywanie pakietów w warstwie kanałowej (L2) dla wszystkich protokołów warstwy sieciowej (L3), ale wypisuje dodatkowe informacje tylko dla IPv4 i UDP: <text:s text:c="2"/></text:p>
      <text:p text:style-name="Normalny">- przeanalizować kod, skompilować i uruchomić</text:p>
      <text:p text:style-name="Normalny">- zmienić kod w ten sposób, aby przechwytywał pakiety tylko dla protokołu sieciowego IPv4 </text:p>
      <text:p text:style-name="Normalny">- zmienić kod w ten sposób, aby przechwytywał tylko pakiety IPv6 i wyświetlał dodatkowo następujące pola z pakietów IPv6/TCP (&lt;netinet/tcp.h&gt;): </text:p>
      <text:list xml:id="list1438692677" text:style-name="L3">
        <text:list-item>
          <text:p text:style-name="P7">adresy MAC: źródłowy i docelowy</text:p>
        </text:list-item>
        <text:list-item>
          <text:p text:style-name="P7">adresy IPV6: <text:s/>źródłowy i docelowy</text:p>
        </text:list-item>
        <text:list-item>
          <text:p text:style-name="P7">porty źródłowy i docelowy</text:p>
        </text:list-item>
        <text:list-item>
          <text:p text:style-name="P7">flagi TCP</text:p>
        </text:list-item>
      </text:list>
      <text:p text:style-name="Normalny">- zaimplementować funkcję, która umożliwia dołączenie się do grupy multicastowej w warstwie L2 za pomocą opcji gniazda PF_PACKET </text:p>
      <text:p text:style-name="Normalny">- zaimplementować funkcję, która umożliwia dołączenie włączenie trybu PROMISC w karcie sieciowej za pomocą opcji gniazda PF_PACKET </text:p>
      <text:p text:style-name="Normalny"/>
      <text:p text:style-name="Normalny"><text:span text:style-name="Domyślna_20_czcionka_20_akapitu"><text:span text:style-name="T1">Zadanie 4.</text:span></text:span> <text:s/>Napisać program klienta i serwer usługi DAYTME za pomocą gniazd PF_PACKED z obsługą adresacji typu unicast, broadcast i multicast.</text:p>
      <text:p text:style-name="Normalny"/>
      <text:p text:style-name="P9"><text:span text:style-name="Domyślna_20_czcionka_20_akapitu"><text:span text:style-name="T1">Zadanie </text:span></text:span><text:span text:style-name="Domyślna_20_czcionka_20_akapitu"><text:span text:style-name="T2">5</text:span></text:span><text:span text:style-name="Domyślna_20_czcionka_20_akapitu"><text:span text:style-name="T1">.</text:span></text:span> <text:s/>Napisać program, <text:span text:style-name="T7">który będzie wysyłał pakiety TCP SYNC do dowolnego adresu IPv4 lub IPv6 z losowego adresu IPv4 lub IPv6 do ataku DoS</text:span>. </text:p>
      <text:p text:style-name="Normalny"><text:soft-page-break/></text:p>
      <text:p text:style-name="P3">Do przygotowania na następne zajęcia (LAB10):</text:p>
      <text:p text:style-name="Normalny">1. Wiadomości z LAB09.</text:p>
      <text:p text:style-name="Normalny">2. Wiadomości z wykładów od 7 do 10.</text:p>
      <text:p text:style-name="Normalny">3. Gniazda surowe (RAW) i protokół ICMP. </text:p>
      <text:p text:style-name="Normalny"/>
      <text:p text:style-name="P1">Pytania sprawdzające:</text:p>
      <text:p text:style-name="Normalny">1. Do czego służy funkcja ioctl() ? <text:span text:style-name="T4">Jakie parametry karty sieciowej można zmieniać za jej pomocą?</text:span></text:p>
      <text:p text:style-name="Normalny">2. Jakie operacje można wykonywać na karcie sieciowej za pomocą funkcji ioctl()?</text:p>
      <text:p text:style-name="Normalny">3. Jak działa tryb <text:span text:style-name="Domyślna_20_czcionka_20_akapitu"><text:span text:style-name="T3">promiscuous</text:span></text:span> na karcie sieciowej?</text:p>
      <text:p text:style-name="Normalny">4. Co oznacza włączenie trybu MONITOR na karcie sieciowej?</text:p>
      <text:p text:style-name="Normalny">5. Jakie funkcje z API gniazd można użyć do wykonywania operacji na gnieździe w domenie PF_PACKET?</text:p>
      <text:p text:style-name="Normalny">6. Jakie funkcje można użyć do wysyłania pakietów dla gniazda sieciowego w domenie PF_PACKET?</text:p>
      <text:p text:style-name="Normalny">7. Do czego służy opcja PACKET_ADD_MEMBERSHIP dla gniazd w domenie PF_PACKET?</text:p>
      <text:p text:style-name="Normalny">8. Jakie pola struktury adresowej sockaddr_ll należy obowiązkowo wypełnić wywołując funkcję bind() dla gniazda w domenie PF_PACKET?</text:p>
      <text:p text:style-name="Normalny">9. Jakie funkcje spełnia funkcja connect() dla gniazd w domenie PF_PACKET?</text:p>
      <text:p text:style-name="Normalny">10. Jakie funkcje spełnia funkcja connect() dla gniazd w domenie PF_PACKET?</text:p>
      <text:p text:style-name="Normalny">11. W jaki sposób przestawić interfejs sieciowy w tryb <text:span text:style-name="Domyślna_20_czcionka_20_akapitu"><text:span text:style-name="T3">promiscuous</text:span></text:span> za pomocą gniazd sieciowych? (dwa sposoby)</text:p>
      <text:p text:style-name="Normalny">12. Jakie pola struktury adresowej sockaddr_ll należy wypełnić wysyłając ramkę Ethernet za pomocą gniazda PF_PACKET ?</text:p>
      <text:p text:style-name="Normalny">13. Jakie kroki należy wykonać w programie, aby można było odebrać pakiet na <text:s/>gnieździe PF_PACKET?</text:p>
      <text:p text:style-name="Normalny">14 Jakie kroki należy wykonać w programie, aby można było odesłać pakiet na gnieździe PF_PACKET?</text:p>
      <text:p text:style-name="Normalny">15. Czym rożni się gniazdo w domenie PF_PACKET typu SOCK_RAW od SOCK_DGRAM?</text:p>
      <text:p text:style-name="Normalny"><text:soft-page-break/>16. Jakie kroki należy wykonać w programie, aby można było odebrać pakiet na gnieździe PF_PACKET adresowany na adres typu multicast?</text:p>
      <text:p text:style-name="Normalny">17. Jakie kroki należy wykonać w programie, aby można było odebrać pakiet na gnieździe PF_PACKET adresowany na adres typu broadcast?</text:p>
      <text:p text:style-name="Normalny"/>
      <text:p text:style-name="Normaln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in" fo:margin-bottom="0.139in" loext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Normalny" style:next-style-name="Tekst_20_podstawow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Tekst_20_podstawowy" style:display-name="Tekst podstawowy" style:family="paragraph" style:parent-style-name="Normalny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kst_20_podstawowy">
      <style:paragraph-properties fo:hyphenation-ladder-count="no-limit"/>
      <style:text-properties style:font-name-complex="FreeSans" style:font-family-complex="FreeSans" style:font-family-generic-complex="swiss" style:font-pitch-complex="variable" fo:hyphenate="false" loext:hyphenation-no-caps="false"/>
    </style:style>
    <style:style style:name="Legenda1" style:family="paragraph" style:parent-style-name="Normalny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Normalny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kst_20_przypisu_20_końcowego" style:display-name="Tekst przypisu końcowego" style:family="paragraph" style:parent-style-name="Normalny">
      <style:paragraph-properties fo:margin-top="0in" fo:margin-bottom="0in" loext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Domyślna_20_czcionka_20_akapitu" style:display-name="Domyślna czcionka akapitu" style:family="text"/>
    <style:style style:name="Tekst_20_przypisu_20_końcowego_20_Znak" style:display-name="Tekst przypisu końcowego Znak" style:family="text" style:parent-style-name="Domyślna_20_czcionka_20_akapitu">
      <style:text-properties fo:font-size="10pt" style:font-size-asian="10pt" style:font-size-complex="10pt"/>
    </style:style>
    <style:style style:name="Odwołanie_20_przypisu_20_końcowego" style:display-name="Odwołanie przypisu końcowego" style:family="text" style:parent-style-name="Domyślna_20_czcionka_20_akapitu">
      <style:text-properties style:text-position="super 64%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asian="Calibri" style:font-family-asian="Calibri" style:font-family-generic-asian="roman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Odwołanie_20_przypisu_20_końcowego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Dixi</meta:initial-creator>
    <meta:creation-date>2020-05-04T09:12:00Z</meta:creation-date>
    <dc:date>2021-05-10T22:25:15.459513151</dc:date>
    <meta:print-date>2018-05-08T08:21:00Z</meta:print-date>
    <meta:editing-cycles>8</meta:editing-cycles>
    <meta:editing-duration>PT15M10S</meta:editing-duration>
    <meta:document-statistic meta:table-count="0" meta:image-count="0" meta:object-count="0" meta:page-count="4" meta:paragraph-count="53" meta:word-count="749" meta:character-count="5283" meta:non-whitespace-character-count="4578"/>
    <meta:user-defined meta:name="AppVersion">12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